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fo:margin-top="0cm" fo:margin-bottom="0cm" table:align="left" style:writing-mode="lr-tb"/>
    </style:style>
    <style:style style:name="Table1.A" style:family="table-column">
      <style:table-column-properties style:column-width="4.863cm"/>
    </style:style>
    <style:style style:name="Table1.B" style:family="table-column">
      <style:table-column-properties style:column-width="11.03cm"/>
    </style:style>
    <style:style style:name="Table1.1" style:family="table-row">
      <style:table-row-properties fo:keep-together="auto"/>
    </style:style>
    <style:style style:name="Table1.A1" style:family="table-cell">
      <style:table-cell-properties fo:background-color="#deeaf6" fo:padding-left="0.199cm" fo:padding-right="0.191cm" fo:padding-top="0cm" fo:padding-bottom="0cm" fo:border="0.5pt solid #00000a">
        <style:background-image/>
      </style:table-cell-properties>
    </style:style>
    <style:style style:name="Table1.B1"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2" style:family="table">
      <style:table-properties style:width="15.893cm" fo:margin-left="-0.199cm" fo:margin-top="0cm" fo:margin-bottom="0cm" table:align="left" style:writing-mode="lr-tb"/>
    </style:style>
    <style:style style:name="Table2.A" style:family="table-column">
      <style:table-column-properties style:column-width="15.89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893cm" fo:margin-left="-0.199cm" fo:margin-top="0cm" fo:margin-bottom="0cm" table:align="left" style:writing-mode="lr-tb"/>
    </style:style>
    <style:style style:name="Table3.A" style:family="table-column">
      <style:table-column-properties style:column-width="15.89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893cm" fo:margin-left="-0.199cm" fo:margin-top="0cm" fo:margin-bottom="0cm" table:align="left" style:writing-mode="lr-tb"/>
    </style:style>
    <style:style style:name="Table4.A" style:family="table-column">
      <style:table-column-properties style:column-width="15.89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893cm" fo:margin-left="-0.199cm" fo:margin-top="0cm" fo:margin-bottom="0cm" table:align="left" style:writing-mode="lr-tb"/>
    </style:style>
    <style:style style:name="Table5.A" style:family="table-column">
      <style:table-column-properties style:column-width="15.89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893cm" fo:margin-left="-0.199cm" fo:margin-top="0cm" fo:margin-bottom="0cm" table:align="left" style:writing-mode="lr-tb"/>
    </style:style>
    <style:style style:name="Table6.A" style:family="table-column">
      <style:table-column-properties style:column-width="15.89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893cm" fo:margin-left="-0.199cm" fo:margin-top="0cm" fo:margin-bottom="0cm" table:align="left" style:writing-mode="lr-tb"/>
    </style:style>
    <style:style style:name="Table7.A" style:family="table-column">
      <style:table-column-properties style:column-width="15.89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893cm" fo:margin-left="-0.199cm" fo:margin-top="0cm" fo:margin-bottom="0cm" table:align="left" style:writing-mode="lr-tb"/>
    </style:style>
    <style:style style:name="Table8.A" style:family="table-column">
      <style:table-column-properties style:column-width="15.89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893cm" fo:margin-left="-0.199cm" fo:margin-top="0cm" fo:margin-bottom="0cm" table:align="left" style:writing-mode="lr-tb"/>
    </style:style>
    <style:style style:name="Table9.A" style:family="table-column">
      <style:table-column-properties style:column-width="15.89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893cm" fo:margin-left="-0.199cm" fo:margin-top="0cm" fo:margin-bottom="0cm" table:align="left" style:writing-mode="lr-tb"/>
    </style:style>
    <style:style style:name="Table10.A" style:family="table-column">
      <style:table-column-properties style:column-width="15.89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893cm" fo:margin-left="-0.199cm" fo:margin-top="0cm" fo:margin-bottom="0cm" table:align="left" style:writing-mode="lr-tb"/>
    </style:style>
    <style:style style:name="Table11.A" style:family="table-column">
      <style:table-column-properties style:column-width="4.861cm"/>
    </style:style>
    <style:style style:name="Table11.B" style:family="table-column">
      <style:table-column-properties style:column-width="11.031cm"/>
    </style:style>
    <style:style style:name="Table11.1" style:family="table-row">
      <style:table-row-properties fo:keep-together="auto"/>
    </style:style>
    <style:style style:name="Table11.A1" style:family="table-cell">
      <style:table-cell-properties fo:background-color="#deeaf6" fo:padding-left="0.199cm" fo:padding-right="0.191cm" fo:padding-top="0cm" fo:padding-bottom="0cm" fo:border="0.5pt solid #00000a">
        <style:background-image/>
      </style:table-cell-properties>
    </style:style>
    <style:style style:name="Table11.B1"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2" style:family="table">
      <style:table-properties style:width="16.193cm" fo:margin-left="0cm" fo:margin-top="0cm" fo:margin-bottom="0cm" table:align="left" style:writing-mode="lr-tb"/>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fo:keep-together="auto"/>
    </style:style>
    <style:style style:name="Table12.A1" style:family="table-cell">
      <style:table-cell-properties fo:padding-left="0.191cm" fo:padding-right="0.191cm" fo:padding-top="0cm" fo:padding-bottom="0cm" fo:border="0.5pt solid #00000a"/>
    </style:style>
    <style:style style:name="Table12.2" style:family="table-row">
      <style:table-row-properties fo:keep-together="auto"/>
    </style:style>
    <style:style style:name="Table12.B2" style:family="table-cell">
      <style:table-cell-properties style:vertical-align="middle" fo:padding-left="0.191cm" fo:padding-right="0.191cm" fo:padding-top="0cm" fo:padding-bottom="0cm" fo:border="0.5pt solid #00000a"/>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074cm" fo:keep-together="auto"/>
    </style:style>
    <style:style style:name="Table13" style:family="table">
      <style:table-properties style:width="17.004cm" fo:margin-left="-0.259cm" fo:margin-top="0cm" fo:margin-bottom="0cm" table:align="left" style:writing-mode="lr-tb"/>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3.2" style:family="table-row">
      <style:table-row-properties style:min-row-height="5.484cm" fo:keep-together="auto"/>
    </style:style>
    <style:style style:name="Table13.3" style:family="table-row">
      <style:table-row-properties style:min-row-height="2.944cm" fo:keep-together="auto"/>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style:font-weight-asian="bold" style:font-size-complex="11pt"/>
    </style:style>
    <style:style style:name="P4" style:family="paragraph" style:parent-style-name="Standard">
      <style:text-properties fo:language="en" fo:country="GB" officeooo:rsid="0004e5a2" officeooo:paragraph-rsid="0004e5a2"/>
    </style:style>
    <style:style style:name="P5" style:family="paragraph" style:parent-style-name="Standard">
      <style:text-properties fo:language="en" fo:country="GB" fo:font-weight="normal" officeooo:rsid="0004e5a2" officeooo:paragraph-rsid="0004e5a2" style:font-weight-asian="normal" style:font-weight-complex="normal"/>
    </style:style>
    <style:style style:name="P6" style:family="paragraph" style:parent-style-name="Standard">
      <style:text-properties fo:language="en" fo:country="GB" officeooo:rsid="001eda66" officeooo:paragraph-rsid="001eda66"/>
    </style:style>
    <style:style style:name="P7" style:family="paragraph" style:parent-style-name="Standard">
      <style:text-properties fo:font-size="9pt" fo:language="en" fo:country="GB" style:font-size-asian="9pt" style:font-size-complex="9pt"/>
    </style:style>
    <style:style style:name="P8" style:family="paragraph" style:parent-style-name="Standard">
      <style:paragraph-properties fo:text-align="start" style:justify-single-word="false"/>
      <style:text-properties fo:font-size="9pt" fo:language="en" fo:country="GB" style:font-size-asian="9pt" style:font-size-complex="9pt"/>
    </style:style>
    <style:style style:name="P9" style:family="paragraph" style:parent-style-name="Standard">
      <style:text-properties fo:font-size="9pt" fo:language="en" fo:country="GB" officeooo:rsid="0004e5a2" officeooo:paragraph-rsid="0004e5a2" style:font-size-asian="9pt" style:font-size-complex="9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000000" fo:font-size="9pt" fo:language="en" fo:country="GB" style:font-size-asian="9pt" style:font-size-complex="9pt"/>
    </style:style>
    <style:style style:name="P12" style:family="paragraph" style:parent-style-name="Standard">
      <style:paragraph-properties fo:margin-top="0cm" fo:margin-bottom="0cm" loext:contextual-spacing="false" fo:text-align="start" style:justify-single-word="false"/>
      <style:text-properties fo:language="en" fo:country="GB"/>
    </style:style>
    <style:style style:name="P13" style:family="paragraph" style:parent-style-name="No_20_Spacing">
      <style:text-properties fo:language="en" fo:country="GB"/>
    </style:style>
    <style:style style:name="P14" style:family="paragraph" style:parent-style-name="No_20_Spacing">
      <style:paragraph-properties fo:text-align="start" style:justify-single-word="false"/>
      <style:text-properties fo:language="en" fo:country="GB"/>
    </style:style>
    <style:style style:name="P15" style:family="paragraph" style:parent-style-name="No_20_Spacing">
      <style:text-properties fo:font-size="10pt" fo:language="en" fo:country="GB" style:font-size-asian="10pt"/>
    </style:style>
    <style:style style:name="P16" style:family="paragraph" style:parent-style-name="No_20_Spacing">
      <style:text-properties fo:font-size="10pt" fo:language="en" fo:country="GB" fo:font-style="italic" style:font-size-asian="10pt" style:font-style-asian="italic"/>
    </style:style>
    <style:style style:name="P17"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18" style:family="paragraph" style:parent-style-name="No_20_Spacing">
      <style:text-properties fo:font-size="10pt" fo:language="en" fo:country="GB" fo:font-weight="bold" style:font-size-asian="10pt" style:font-weight-asian="bold"/>
    </style:style>
    <style:style style:name="P19"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20" style:family="paragraph" style:parent-style-name="No_20_Spacing">
      <style:paragraph-properties fo:text-align="start" style:justify-single-word="false"/>
      <style:text-properties fo:font-size="9pt" fo:language="en" fo:country="GB" style:font-size-asian="9pt" style:font-size-complex="9pt"/>
    </style:style>
    <style:style style:name="P21"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22" style:family="paragraph" style:parent-style-name="No_20_Spacing">
      <style:paragraph-properties fo:margin-left="1.27cm" fo:margin-right="0cm" fo:text-indent="0cm" style:auto-text-indent="false"/>
      <style:text-properties fo:font-size="10pt" fo:language="en" fo:country="GB" style:font-size-asian="10pt"/>
    </style:style>
    <style:style style:name="P23"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4" style:family="paragraph" style:parent-style-name="Standard">
      <style:text-properties fo:font-size="9pt" fo:language="en" fo:country="GB" officeooo:rsid="0023f8f4" officeooo:paragraph-rsid="0023f8f4" style:font-size-asian="9pt" style:font-size-complex="9pt"/>
    </style:style>
    <style:style style:name="P25" style:family="paragraph" style:parent-style-name="Standard">
      <style:text-properties fo:language="en" fo:country="GB" officeooo:rsid="00259cca" officeooo:paragraph-rsid="00259cca"/>
    </style:style>
    <style:style style:name="P26" style:family="paragraph" style:parent-style-name="Standard">
      <style:text-properties fo:language="en" fo:country="GB" officeooo:rsid="002ee224" officeooo:paragraph-rsid="0031ff03"/>
    </style:style>
    <style:style style:name="P27" style:family="paragraph" style:parent-style-name="Standard">
      <style:text-properties fo:language="en" fo:country="GB" officeooo:rsid="0038c3df" officeooo:paragraph-rsid="0038c3df"/>
    </style:style>
    <style:style style:name="P28" style:family="paragraph" style:parent-style-name="Heading_20_1" style:master-page-name="Standard">
      <style:paragraph-properties style:page-number="auto"/>
      <style:text-properties style:font-name="Calibri"/>
    </style:style>
    <style:style style:name="P29" style:family="paragraph" style:parent-style-name="No_20_Spacing" style:list-style-name="WWNum2">
      <style:paragraph-properties fo:text-align="start" style:justify-single-word="false"/>
      <style:text-properties fo:font-size="10pt" fo:language="en" fo:country="GB" style:font-size-asian="10pt"/>
    </style:style>
    <style:style style:name="P30" style:family="paragraph" style:parent-style-name="No_20_Spacing" style:list-style-name="WWNum3">
      <style:paragraph-properties fo:text-align="start" style:justify-single-word="false"/>
      <style:text-properties fo:font-size="10pt" fo:language="en" fo:country="GB" style:font-size-asian="10pt"/>
    </style:style>
    <style:style style:name="P31" style:family="paragraph" style:parent-style-name="No_20_Spacing" style:list-style-name="WWNum3">
      <style:paragraph-properties fo:text-align="start" style:justify-single-word="false"/>
      <style:text-properties fo:language="en" fo:country="GB"/>
    </style:style>
    <style:style style:name="P32" style:family="paragraph" style:parent-style-name="Heading_20_2" style:list-style-name="">
      <style:paragraph-properties fo:margin-left="1cm" fo:margin-right="0cm" fo:text-indent="-1cm" style:auto-text-indent="false"/>
      <style:text-properties style:font-name="Calibri" fo:language="en" fo:country="GB"/>
    </style:style>
    <style:style style:name="P33" style:family="paragraph" style:parent-style-name="Heading_20_2" style:list-style-name="">
      <style:paragraph-properties fo:margin-left="1cm" fo:margin-right="0cm" fo:text-indent="-1cm" style:auto-text-indent="false"/>
    </style:style>
    <style:style style:name="P34" style:family="paragraph" style:parent-style-name="List_20_Paragraph" style:list-style-name="WWNum4">
      <style:text-properties fo:language="en" fo:country="GB"/>
    </style:style>
    <style:style style:name="T1" style:family="text">
      <style:text-properties style:font-name="Calibri"/>
    </style:style>
    <style:style style:name="T2" style:family="text">
      <style:text-properties style:font-name="Calibri" fo:language="en" fo:country="GB"/>
    </style:style>
    <style:style style:name="T3" style:family="text">
      <style:text-properties style:font-name="Calibri" fo:font-weight="bold" style:font-weight-asian="bold"/>
    </style:style>
    <style:style style:name="T4" style:family="text">
      <style:text-properties fo:language="en" fo:country="GB" fo:font-weight="bold" style:font-weight-asian="bold"/>
    </style:style>
    <style:style style:name="T5" style:family="text">
      <style:text-properties fo:font-size="9pt" fo:language="en" fo:country="GB" fo:font-weight="bold" style:font-size-asian="9pt" style:font-weight-asian="bold" style:font-size-complex="9pt"/>
    </style:style>
    <style:style style:name="T6" style:family="text">
      <style:text-properties fo:font-size="9pt" fo:language="en" fo:country="GB" style:font-size-asian="9pt" style:font-size-complex="9pt"/>
    </style:style>
    <style:style style:name="T7" style:family="text">
      <style:text-properties fo:font-size="9pt" fo:language="en" fo:country="GB" fo:font-style="italic" style:font-size-asian="9pt" style:font-style-asian="italic" style:font-size-complex="9pt"/>
    </style:style>
    <style:style style:name="T8" style:family="text">
      <style:text-properties fo:font-size="9pt" fo:language="en" fo:country="GB" fo:font-style="italic" fo:font-weight="bold" style:font-size-asian="9pt" style:font-style-asian="italic" style:font-weight-asian="bold" style:font-size-complex="9pt"/>
    </style:style>
    <style:style style:name="T9" style:family="text">
      <style:text-properties fo:font-size="9pt" fo:language="en" fo:country="GB" fo:background-color="#ffffff" loext:char-shading-value="0" style:font-size-asian="9pt" style:font-size-complex="9pt"/>
    </style:style>
    <style:style style:name="T10" style:family="text">
      <style:text-properties fo:font-size="9pt" style:font-size-asian="9pt" style:font-size-complex="9pt"/>
    </style:style>
    <style:style style:name="T11" style:family="text">
      <style:text-properties fo:font-size="10pt" style:font-size-asian="10pt"/>
    </style:style>
    <style:style style:name="T12" style:family="text">
      <style:text-properties officeooo:rsid="000c3d3b"/>
    </style:style>
    <style:style style:name="T13" style:family="text">
      <style:text-properties officeooo:rsid="0010c682"/>
    </style:style>
    <style:style style:name="T14" style:family="text">
      <style:text-properties officeooo:rsid="00175be1"/>
    </style:style>
    <style:style style:name="T15" style:family="text">
      <style:text-properties officeooo:rsid="002247b9"/>
    </style:style>
    <style:style style:name="T16" style:family="text">
      <style:text-properties officeooo:rsid="0027d970"/>
    </style:style>
    <style:style style:name="T17" style:family="text">
      <style:text-properties officeooo:rsid="0031ff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style-name="Table1.1">
          <table:table-cell table:style-name="Table1.A1" office:value-type="string">
            <text:p text:style-name="P13">First Name: </text:p>
          </table:table-cell>
          <table:table-cell table:style-name="Table1.B1" office:value-type="string">
            <text:p text:style-name="P4">Jack</text:p>
          </table:table-cell>
        </table:table-row>
        <table:table-row table:style-name="Table1.1">
          <table:table-cell table:style-name="Table1.A1" office:value-type="string">
            <text:p text:style-name="P13">Last Name:</text:p>
          </table:table-cell>
          <table:table-cell table:style-name="Table1.B2" office:value-type="string">
            <text:p text:style-name="P4">Neilson</text:p>
          </table:table-cell>
        </table:table-row>
        <table:table-row table:style-name="Table1.1">
          <table:table-cell table:style-name="Table1.A1" office:value-type="string">
            <text:p text:style-name="P13">Student Number:</text:p>
          </table:table-cell>
          <table:table-cell table:style-name="Table1.B3" office:value-type="string">
            <text:p text:style-name="P4">1506801</text:p>
          </table:table-cell>
        </table:table-row>
        <table:table-row table:style-name="Table1.1">
          <table:table-cell table:style-name="Table1.A1" office:value-type="string">
            <text:p text:style-name="P13">Supervisor:</text:p>
          </table:table-cell>
          <table:table-cell table:style-name="Table1.B4" office:value-type="string">
            <text:p text:style-name="P4">Dr. John Isaacs</text:p>
          </table:table-cell>
        </table:table-row>
      </table:table>
      <text:h text:style-name="P32" text:outline-level="2"/>
      <text:h text:style-name="P33" text:outline-level="2"><text:bookmark-start text:name="_Toc335290055"/><text:span text:style-name="T2">Defining your Project</text:span><text:bookmark-end text:name="_Toc335290055"/><text:span text:style-name="T2"> </text:span></text:h>
      <text:p text:style-name="P2">1.1 Detailed research question/problem</text:p>
      <text:p text:style-name="Standard"><text:span text:style-name="T5">Help:</text:span><text:span text:style-name="T6">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 text:style-name="T7">Example:</text:span><text:span text:style-name="T6"> <text:s/>The initial question "Does cloud computing effect business" needs narrowing down </text:span><text:span text:style-name="T7">(for a start the answer is yes) W</text:span><text:span text:style-name="T6">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 text:style-name="T7">A small piece of genuinely new knowledge is produced.</text:span></text:p>
      <table:table table:name="Table2" table:style-name="Table2">
        <table:table-column table:style-name="Table2.A"/>
        <table:table-row table:style-name="Table2.1">
          <table:table-cell table:style-name="Table2.A1" office:value-type="string">
            <text:p text:style-name="P9">Is it possible for an entity with extremely limited resources to develop a system that uses facial recognition to assist in the gathering of open source intelligent from social media</text:p>
          </table:table-cell>
        </table:table-row>
      </table:table>
      <text:p text:style-name="P2">1.2 Keywords</text:p>
      <text:p text:style-name="Standard"><text:span text:style-name="T5">Help:</text:span><text:span text:style-name="T6"> Include up to 6 keywords separated by a semi-colon; what keywords are appropriate to describe your project in an online database like Google Scholar? Keywords should include the general research area and the specific technologies you will be working with. </text:span><text:span text:style-name="T7">Example.</text:span><text:span text:style-name="T6"> A project that proposes a novel way of visualising large amounts of twitter feed data may have the keywords: Data visualisation; twitter; hashtags; database design; graphics libraries. </text:span></text:p>
      <table:table table:name="Table3" table:style-name="Table3">
        <table:table-column table:style-name="Table3.A"/>
        <table:table-row table:style-name="Table3.1">
          <table:table-cell table:style-name="Table3.A1" office:value-type="string">
            <text:p text:style-name="P9">SOCMINT; Facial Recognition; OSINT; Social Media; Artificial Intelligence</text:p>
          </table:table-cell>
        </table:table-row>
      </table:table>
      <text:p text:style-name="P3">1.3 Project title</text:p>
      <text:p text:style-name="Standard"><text:span text:style-name="T5">Help:</text:span><text:span text:style-name="T6"> The project title is a statement based on your detailed research question. <text:s/>For example, the research question </text:span><text:span text:style-name="T7">'to what extent does a mobile application reduce the number of errors made in class registers at RGU in comparison to current paper based registers'</text:span><text:span text:style-name="T6"> may be stated in the project title</text:span><text:span text:style-name="T7">: <text:s/>"A Wi-Fi driven mobile application for large group registers using iBeacons".</text:span></text:p>
      <table:table table:name="Table4" table:style-name="Table4">
        <table:table-column table:style-name="Table4.A"/>
        <table:table-row table:style-name="Table4.1">
          <table:table-cell table:style-name="Table4.A1" office:value-type="string">
            <text:p text:style-name="P4">Using Facial Recognition to gather <text:span text:style-name="T15">Social Media</text:span> Intelligence</text:p>
          </table:table-cell>
        </table:table-row>
      </table:table>
      <text:p text:style-name="P2"/>
      <text:p text:style-name="P2">1.4 Client, Audience and Motivation:</text:p>
      <text:p text:style-name="Standard"><text:span text:style-name="T5">Help:</text:span><text:span text:style-name="T6">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 text:style-name="T8">motivation</text:span><text:span text:style-name="T6">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ext:span><text:soft-page-break/><text:span text:style-name="T6">their administrative workload. If you are making a business case for an organization explain how the organisation will benefit from your findings.</text:span><text:span text:style-name="T4"> </text:span></text:p>
      <table:table table:name="Table5" table:style-name="Table5">
        <table:table-column table:style-name="Table5.A"/>
        <table:table-row table:style-name="Table5.1">
          <table:table-cell table:style-name="Table5.A1" office:value-type="string">
            <text:p text:style-name="P5">The main beneficiaries of this project are security analysts / researchers <text:span text:style-name="T12">who wish to protect their employers from attacks that utilise SOCMINT</text:span>, as well as members of the general public who are concerned about how their privacy may be infringed by automated scanning of social media <text:span text:style-name="T13">(in particular the ACLU, as the tool to be developed mirrors some of the capabilities of the NSA’s social media scanning tool)</text:span>. <text:span text:style-name="T14">The tool will allow users to see what information hostile actors can gather from their social media, allowing redaction or mitigation of potential threats e.g. spearphish attacks, social engineering attacks.</text:span></text:p>
          </table:table-cell>
        </table:table-row>
      </table:table>
      <text:p text:style-name="P2">1.5 Project Plan</text:p>
      <text:p text:style-name="P10"><text:span text:style-name="T5">Help:</text:span><text:span text:style-name="T6">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 </text:span></text:p>
      <table:table table:name="Table6" table:style-name="Table6">
        <table:table-column table:style-name="Table6.A"/>
        <table:table-row table:style-name="Table6.1">
          <table:table-cell table:style-name="Table6.A1" office:value-type="string">
            <text:p text:style-name="P7"/>
          </table:table-cell>
        </table:table-row>
      </table:table>
      <text:p text:style-name="P7">This is the end of section one.</text:p>
      <text:h text:style-name="P33" text:outline-level="2"><text:bookmark-start text:name="_Toc335290056"/><text:span text:style-name="T2">Section Two: abstract and initial literature review</text:span><text:bookmark-end text:name="_Toc335290056"/><text:span text:style-name="T2"> </text:span></text:h>
      <text:p text:style-name="P2">2.1 Abstract</text:p>
      <text:p text:style-name="Standard"><text:span text:style-name="T5">Help:</text:span><text:span text:style-name="T6">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 text:style-name="T7">Google Scholar</text:span><text:span text:style-name="T6"> or from </text:span><text:span text:style-name="T7">portal.acm.org</text:span><text:span text:style-name="T6"> (to understand their style) and then provide your own abstract that outlines what your question is and what you 'did' to answer it.</text:span></text:p>
      <table:table table:name="Table7" table:style-name="Table7">
        <table:table-column table:style-name="Table7.A"/>
        <table:table-row table:style-name="Table7.1">
          <table:table-cell table:style-name="Table7.A1" office:value-type="string">
            <text:p text:style-name="P24">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 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 </text:p>
            <text:p text:style-name="P24"/>
            <text:p text:style-name="P24">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2">2.2 Initial/Mini Literature Review (500 words maximum) </text:p>
      <text:p text:style-name="Standard"><text:span text:style-name="T5">Help:</text:span><text:span text:style-name="T6"> <text:s/></text:span><text:span text:style-name="T9">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p>
      <text:p text:style-name="P11">• compare and contrast different authors' views on an issue<text:line-break/>• criticise aspects of methodology, note areas in which authors are in disagreement<text:line-break/><text:soft-page-break/>• highlight exemplary studies<text:line-break/>• highlight gaps in research<text:line-break/>• show how your study relates to previous studies</text:p>
      <table:table table:name="Table8" table:style-name="Table8">
        <table:table-column table:style-name="Table8.A"/>
        <table:table-row table:style-name="Table8.1">
          <table:table-cell table:style-name="Table8.A1" office:value-type="string">
            <text:p text:style-name="P25">Little <text:span text:style-name="T16">public </text:span>work has been done in the field of <text:span text:style-name="T16">facial recognition with respect to social networks. Most research in this area has been on the techniques used to analyse images, rather than the applications that could come from being able to recognise people’s faces on social media[1].</text:span></text:p>
            <text:p text:style-name="P25"/>
            <text:p text:style-name="P27">Much more work has been done in the field of unconstrained facial recognition. </text:p>
            <text:p text:style-name="P25"/>
            <text:p text:style-name="P26">[1] - “<text:span text:style-name="T17">Evaluation of Face Recognition Techniques for Application to Facebook” - Brian C. Becker, Enrique G. Ortiz</text:span></text:p>
          </table:table-cell>
        </table:table-row>
      </table:table>
      <text:p text:style-name="P3"/>
      <text:p text:style-name="P3">2.3 Relevant professional, social, ethical, security and legal issues to the project</text:p>
      <text:p text:style-name="P8"/>
      <table:table table:name="Table9" table:style-name="Table9">
        <table:table-column table:style-name="Table9.A"/>
        <table:table-row table:style-name="Table9.1">
          <table:table-cell table:style-name="Table9.A1" office:value-type="string">
            <text:p text:style-name="P1"/>
          </table:table-cell>
        </table:table-row>
      </table:table>
      <text:p text:style-name="P3"/>
      <text:p text:style-name="P3">2.4 Bibliography (key texts for your literature review)</text:p>
      <text:p text:style-name="Standard"><text:span text:style-name="T5">Help:</text:span><text:span text:style-name="T6">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 text:style-name="T7">Wikipedia</text:span><text:span text:style-name="T6"> entries, newspaper reports that do not cite sources, and general or introductory texts.</text:span></text:p>
      <table:table table:name="Table10" table:style-name="Table10">
        <table:table-column table:style-name="Table10.A"/>
        <table:table-row table:style-name="Table10.1">
          <table:table-cell table:style-name="Table10.A1" office:value-type="string">
            <text:p text:style-name="P7"/>
          </table:table-cell>
        </table:table-row>
      </table:table>
      <text:p text:style-name="P7">This is the end of section two.</text:p>
      <text:p text:style-name="P12"/>
      <text:h text:style-name="Heading_20_1" text:outline-level="1"><text:bookmark-start text:name="_Toc335290057"/><text:span text:style-name="T1">Appendix D - Detailed Project Proposal Grading and Feedback Commentary</text:span><text:bookmark-end text:name="_Toc335290057"/><text:span text:style-name="T3"><text:line-break/></text:span></text:h>
      <table:table table:name="Table11" table:style-name="Table11">
        <table:table-column table:style-name="Table11.A"/>
        <table:table-column table:style-name="Table11.B"/>
        <table:table-row table:style-name="Table11.1">
          <table:table-cell table:style-name="Table11.A1" office:value-type="string">
            <text:p text:style-name="P13">Student name: </text:p>
          </table:table-cell>
          <table:table-cell table:style-name="Table11.B1" office:value-type="string">
            <text:p text:style-name="P6">Jack Neilson</text:p>
          </table:table-cell>
        </table:table-row>
        <table:table-row table:style-name="Table11.1">
          <table:table-cell table:style-name="Table11.A1" office:value-type="string">
            <text:p text:style-name="P13">Supervisor Name:</text:p>
          </table:table-cell>
          <table:table-cell table:style-name="Table11.B2" office:value-type="string">
            <text:p text:style-name="P6">Dr. John Isaacs</text:p>
          </table: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P18">Research question/problem </text:p>
          </table:table-cell>
          <table:table-cell table:style-name="Table12.A1" office:value-type="string">
            <text:p text:style-name="P15"/>
          </table:table-cell>
        </table:table-row>
        <table:table-row table:style-name="Table12.2">
          <table:table-cell table:style-name="Table12.A1" office:value-type="string">
            <text:p text:style-name="P16"/>
            <text:p text:style-name="P17">In awarding a grade the following will be considered:</text:p>
            <text:list xml:id="list4725697994036380971" text:style-name="WWNum2">
              <text:list-item>
                <text:p text:style-name="P29">That the research question/problem is well formed and achievable</text:p>
              </text:list-item>
              <text:list-item>
                <text:p text:style-name="P29">That the research question/problem is specific and free from untestable generalisation</text:p>
              </text:list-item>
              <text:list-item>
                <text:p text:style-name="P29">That the proposed project represents an appropriate level of challenge to a honours undergraduate</text:p>
              </text:list-item>
              <text:list-item>
                <text:p text:style-name="P29">That the method(s) proposed are appropriate and achievable and demonstrate <text:soft-page-break/>application of a sound methodology</text:p>
              </text:list-item>
            </text:list>
            <text:p text:style-name="P15"/>
          </table:table-cell>
          <table:table-cell table:style-name="Table12.B2" office:value-type="string">
            <text:p text:style-name="P19"/>
          </table:table-cell>
        </table:table-row>
        <table:table-row table:style-name="Table12.3">
          <table:table-cell table:style-name="Table12.A1" office:value-type="string">
            <text:p text:style-name="P18">Thoroughness of the proposal. <text:s/></text:p>
          </table:table-cell>
          <table:table-cell table:style-name="Table12.A1" office:value-type="string">
            <text:p text:style-name="P18"/>
          </table:table-cell>
        </table:table-row>
        <table:table-row table:style-name="Table12.4">
          <table:table-cell table:style-name="Table12.A1" office:value-type="string">
            <text:p text:style-name="P16"/>
            <text:p text:style-name="P17">In awarding a grade the following will be considered:</text:p>
            <text:list xml:id="list1676850992051864504" text:style-name="WWNum3">
              <text:list-item>
                <text:p text:style-name="P30">That the student has thought through the potential impact and audience for the project</text:p>
              </text:list-item>
              <text:list-item>
                <text:p text:style-name="P30">Relevant professional, social, legal, security and ethical issues have been identified</text:p>
              </text:list-item>
              <text:list-item>
                <text:p text:style-name="P30">That initial references are appropriate, up to date and academic</text:p>
              </text:list-item>
              <text:list-item>
                <text:p text:style-name="P31"><text:span text:style-name="T11">That the Literature Review sample </text:span><text:span text:style-name="T10">demonstrates a critical approach to current literature and clearly relates to the research question.</text:span></text:p>
              </text:list-item>
              <text:list-item>
                <text:p text:style-name="P30">That, taken as a whole, the proposal is clear and complete.</text:p>
              </text:list-item>
            </text:list>
            <text:p text:style-name="P22"/>
          </table:table-cell>
          <table:table-cell table:style-name="Table12.B2" office:value-type="string">
            <text:p text:style-name="P19"/>
          </table:table-cell>
        </table:table-row>
        <table:table-row table:style-name="Table12.5">
          <table:table-cell table:style-name="Table12.A1" office:value-type="string">
            <text:p text:style-name="P18">Ethical Form</text:p>
            <text:p text:style-name="P15">Yes/No</text:p>
          </table:table-cell>
          <table:table-cell table:style-name="Table12.B2" office:value-type="string">
            <text:p text:style-name="P19"/>
          </table:table-cell>
        </table:table-row>
      </table:table>
      <text:p text:style-name="P7"/>
      <text:h text:style-name="P32" text:outline-level="2"><text:bookmark-start text:name="_Toc335290058"/>Supervisor feedback and commentary<text:bookmark-end text:name="_Toc335290058"/></text:h>
      <text:p text:style-name="P1">You should expect comments from your supervisor on</text:p>
      <text:list xml:id="list155381146764096119" text:style-name="WWNum4">
        <text:list-item>
          <text:p text:style-name="P34">the level of challenge</text:p>
        </text:list-item>
        <text:list-item>
          <text:p text:style-name="P34">achievability and refinement of the research question/problem</text:p>
        </text:list-item>
        <text:list-item>
          <text:p text:style-name="P34">suggestions for narrowing down and making specific the research question/problem or identifying terms that require more specific definition</text:p>
        </text:list-item>
        <text:list-item>
          <text:p text:style-name="P34">how well the methods proposed fit the research question/problem</text:p>
        </text:list-item>
        <text:list-item>
          <text:p text:style-name="P34">suggestions for improving the project plan to make it scientifically rigorous, appropriate and achievable</text:p>
        </text:list-item>
        <text:list-item>
          <text:p text:style-name="P34">whether the literature review sample demonstrates a critical approach to current academic literature and relates the literature to the student’s research question</text:p>
        </text:list-item>
        <text:list-item>
          <text:p text:style-name="P34">references are accurate and in Harvard style</text:p>
        </text:list-item>
      </text:list>
      <text:p text:style-name="P1"/>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
          </table:table-cell>
          <table:table-cell table:style-name="Table13.A1" office:value-type="string">
            <text:p text:style-name="P21">Research question and primary research method <text:s/>in relation to learning outcomes</text:p>
          </table:table-cell>
          <table:table-cell table:style-name="Table13.A1" office:value-type="string">
            <text:p text:style-name="P21">Thoroughness of the proposal. <text:s/></text:p>
          </table:table-cell>
        </table:table-row>
        <table:table-row table:style-name="Table13.2">
          <table:table-cell table:style-name="Table13.A1" office:value-type="string">
            <text:p text:style-name="P21">Grade A </text:p>
          </table:table-cell>
          <table:table-cell table:style-name="Table13.A1" office:value-type="string">
            <text:p text:style-name="P20">A well-considered project proposal that fully satisfies the Learning outcomes for which there is a succinct and focused aim with an associated project </text:p>
            <text:p text:style-name="P20">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20">All fields completed demonstrating a clear blueprint for the process and includes the necessary information with respect to the question/problem.</text:p>
            <text:p text:style-name="P20">Research/project methods are well-considered with clear reasoning for choice of those methods over others;</text:p>
            <text:p text:style-name="P20">A clear justification of the need for the project in relation to client or audience. </text:p>
            <text:p text:style-name="P20">Projects proposals involving 'business case' reports clearly identify the organisation involved and consider how the case will be evaluated.</text:p>
            <text:p text:style-name="P20">Sample literature review demonstrates a critical approach to current literature and clearly relates to the research question/problem.</text:p>
            <text:p text:style-name="P20">Relevant professional, ethical, social, security and legal issues are clearly identified.</text:p>
          </table:table-cell>
        </table:table-row>
        <text:soft-page-break/>
        <table:table-row table:style-name="Table13.3">
          <table:table-cell table:style-name="Table13.A1" office:value-type="string">
            <text:p text:style-name="P21">Grade B </text:p>
          </table:table-cell>
          <table:table-cell table:style-name="Table13.A1" office:value-type="string">
            <text:p text:style-name="P20">Very good project proposal that satisfies the Learning outcomes for which there is a focused aim with an associated project.</text:p>
            <text:p text:style-name="P20">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20">As grade A, but some weakness in one aspect.</text:p>
            <text:p text:style-name="P20">Relevant professional, ethical, social and legal issues are clearly identified.</text:p>
          </table:table-cell>
        </table:table-row>
        <table:table-row table:style-name="Table13.2">
          <table:table-cell table:style-name="Table13.A1" office:value-type="string">
            <text:p text:style-name="P21">Grade C </text:p>
          </table:table-cell>
          <table:table-cell table:style-name="Table13.A1" office:value-type="string">
            <text:p text:style-name="P20">Good project proposal that satisfies the Learning outcomes for which there is a focused aim with an associated project. </text:p>
            <text:p text:style-name="P20">A question or hypothesis is good. The project involves improving or developing a programme, tool or application.<text:line-break/></text:p>
          </table:table-cell>
          <table:table-cell table:style-name="Table13.A1" office:value-type="string">
            <text:p text:style-name="P23">As grade A, but substantial failure in one aspect or minor deficiency in more than one aspect.</text:p>
            <text:p text:style-name="P20">Relevant professional, ethical, social, security and legal issues are clearly identified.</text:p>
          </table:table-cell>
        </table:table-row>
        <table:table-row table:style-name="Table13.1">
          <table:table-cell table:style-name="Table13.A1" office:value-type="string">
            <text:p text:style-name="P21">Grade D</text:p>
            <text:p text:style-name="P21"/>
          </table:table-cell>
          <table:table-cell table:style-name="Table13.A1" office:value-type="string">
            <text:p text:style-name="P20">Adequate project proposal that identifies an activity with some consideration of a broader context. </text:p>
            <text:p text:style-name="P20"/>
            <text:p text:style-name="P20">A question/problem which lacks enough substance, context and scope to allow for depth of analysis, but which is marginally acceptable against a threshold for final year undergraduate projects;<text:line-break/></text:p>
            <text:p text:style-name="P20">Method(s) which only just relate to the production of an appropriate solution to the question/problem.</text:p>
          </table:table-cell>
          <table:table-cell table:style-name="Table13.A1" office:value-type="string">
            <text:p text:style-name="P20">Completion of sections is cursory or minimal with some cohesiveness and contextualisation. </text:p>
            <text:p text:style-name="P20"/>
            <text:p text:style-name="P20">Sections demonstrate some understanding of the project process involved which loosely links with idea outlined (key question, method, audience).</text:p>
            <text:p text:style-name="P20"/>
            <text:p text:style-name="P14"><text:span text:style-name="T10">Methods are discussed but demonstrate little consideration as to whether they are the most appropriate and lack refinement and further detail.</text:span></text:p>
            <text:p text:style-name="P20"/>
            <text:p text:style-name="P20">Literature review sample may only list examined research/problem, without critically evaluating it. <text:s/>Literature reviewed may not relate well to the research question/problem<text:line-break/></text:p>
            <text:p text:style-name="P20">Relevant professional, ethical, social, security and legal issues are clearly identified.</text:p>
          </table:table-cell>
        </table:table-row>
        <table:table-row table:style-name="Table13.1">
          <table:table-cell table:style-name="Table13.A1" office:value-type="string">
            <text:p text:style-name="P21">Grade E</text:p>
            <text:p text:style-name="P21"/>
          </table:table-cell>
          <table:table-cell table:style-name="Table13.A1" office:value-type="string">
            <text:p text:style-name="P20">Border line project proposal. </text:p>
            <text:p text:style-name="P20"/>
          </table:table-cell>
          <table:table-cell table:style-name="Table13.A1" office:value-type="string">
            <text:p text:style-name="P20">Very minimal effort but still some evidence of the required sections.</text:p>
          </table:table-cell>
        </table:table-row>
        <table:table-row table:style-name="Table13.1">
          <table:table-cell table:style-name="Table13.A1" office:value-type="string">
            <text:p text:style-name="P21">Grade F</text:p>
            <text:p text:style-name="P21"/>
          </table:table-cell>
          <table:table-cell table:style-name="Table13.A1" office:value-type="string">
            <text:p text:style-name="P20">Minimal effort has been made.</text:p>
            <text:p text:style-name="P20">No ethical form</text:p>
          </table:table-cell>
          <table:table-cell table:style-name="Table13.A1" office:value-type="string">
            <text:p text:style-name="P20">Minimal effort has been made.</text:p>
          </table:table-cell>
        </table:table-row>
      </table:table>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635cm" fo:margin-right="0cm" fo:margin-top="0.423cm" fo:margin-bottom="0.212cm" loext:contextual-spacing="false" fo:keep-together="always" fo:text-indent="-0.635cm" style:auto-text-indent="false" fo:keep-with-next="always"/>
      <style:text-properties fo:color="#2e74b5"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1cm" fo:margin-right="0cm" fo:margin-top="0.071cm" fo:margin-bottom="0.212cm" loext:contextual-spacing="false" fo:keep-together="always" fo:text-indent="-1cm" style:auto-text-indent="false"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No_20_Spacing" style:display-name="No Spacing" style:family="paragraph" style:default-outline-level="">
      <style:paragraph-properties fo:text-align="justify"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25</meta:editing-cycles>
    <meta:creation-date>2017-04-21T08:08:00</meta:creation-date>
    <dc:date>2017-10-26T10:39:04.930306994</dc:date>
    <meta:editing-duration>PT47M48S</meta:editing-duration>
    <meta:generator>LibreOffice/5.2.7.2$Linux_X86_64 LibreOffice_project/20m0$Build-2</meta:generator>
    <meta:document-statistic meta:table-count="13" meta:image-count="0" meta:object-count="0" meta:page-count="5" meta:paragraph-count="106" meta:word-count="2351" meta:character-count="15101" meta:non-whitespace-character-count="128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